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list-style-name="LFO1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" style:parent-style-name="Normal" style:list-style-name="LFO2" style:family="paragraph">
      <style:paragraph-properties fo:margin-top="0.0694in" fo:margin-bottom="0.0694in" fo:line-height="100%"/>
    </style:style>
    <style:style style:name="T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6" style:parent-style-name="Normal" style:list-style-name="LFO2" style:family="paragraph">
      <style:paragraph-properties fo:margin-top="0.0694in" fo:margin-bottom="0.0694in" fo:line-height="100%"/>
    </style:style>
    <style:style style:name="T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list-style-name="LFO2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list-style-name="LFO2" style:family="paragraph">
      <style:paragraph-properties fo:margin-top="0.0694in" fo:margin-bottom="0.0694in" fo:line-height="100%"/>
    </style:style>
    <style:style style:name="T2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4" style:parent-style-name="Normal" style:list-style-name="LFO2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7" style:parent-style-name="Normal" style:list-style-name="LFO2" style:family="paragraph">
      <style:paragraph-properties fo:margin-top="0.0694in" fo:margin-bottom="0.0694in" fo:line-height="100%"/>
    </style:style>
    <style:style style:name="T2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2" style:parent-style-name="Normal" style:list-style-name="LFO3" style:family="paragraph">
      <style:paragraph-properties fo:margin-top="0.0694in" fo:margin-bottom="0.0694in" fo:line-height="100%"/>
    </style:style>
    <style:style style:name="T3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4" style:parent-style-name="Normal" style:list-style-name="LFO3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list-style-name="LFO3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0" style:parent-style-name="Normal" style:list-style-name="LFO3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2" style:parent-style-name="Normal" style:list-style-name="LFO3" style:family="paragraph">
      <style:paragraph-properties fo:margin-top="0.0694in" fo:margin-bottom="0.0694in" fo:line-height="100%"/>
    </style:style>
    <style:style style:name="T4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5" style:parent-style-name="Normal" style:list-style-name="LFO3" style:family="paragraph">
      <style:paragraph-properties fo:margin-top="0.0694in" fo:margin-bottom="0.0694in" fo:line-height="100%"/>
    </style:style>
    <style:style style:name="T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0" style:parent-style-name="Normal" style:list-style-name="LFO4" style:family="paragraph">
      <style:paragraph-properties fo:margin-top="0.0694in" fo:margin-bottom="0.0694in" fo:line-height="100%"/>
    </style:style>
    <style:style style:name="T5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3" style:parent-style-name="Normal" style:list-style-name="LFO4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8" style:parent-style-name="Normal" style:list-style-name="LFO5" style:family="paragraph">
      <style:paragraph-properties fo:margin-top="0.0694in" fo:margin-bottom="0.0694in" fo:line-height="100%"/>
    </style:style>
    <style:style style:name="T5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3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9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0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3" style:parent-style-name="Normal" style:list-style-name="LFO8" style:family="paragraph">
      <style:paragraph-properties fo:margin-top="0.0694in" fo:margin-bottom="0.0694in" fo:line-height="100%"/>
    </style:style>
    <style:style style:name="T7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6" style:parent-style-name="Normal" style:list-style-name="LFO8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9" style:parent-style-name="Normal" style:list-style-name="LFO8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2" style:parent-style-name="Normal" style:list-style-name="LFO8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5" style:parent-style-name="Normal" style:list-style-name="LFO8" style:family="paragraph">
      <style:paragraph-properties fo:margin-top="0.0694in" fo:margin-bottom="0.0694in" fo:line-height="100%"/>
    </style:style>
    <style:style style:name="T8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0" style:parent-style-name="Normal" style:list-style-name="LFO9" style:family="paragraph">
      <style:paragraph-properties fo:margin-top="0.0694in" fo:margin-bottom="0.0694in" fo:line-height="100%"/>
    </style:style>
    <style:style style:name="T9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3" style:parent-style-name="Normal" style:list-style-name="LFO9" style:family="paragraph">
      <style:paragraph-properties fo:margin-top="0.0694in" fo:margin-bottom="0.0694in" fo:line-height="100%"/>
    </style:style>
    <style:style style:name="T9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6" style:parent-style-name="Normal" style:list-style-name="LFO9" style:family="paragraph">
      <style:paragraph-properties fo:margin-top="0.0694in" fo:margin-bottom="0.0694in" fo:line-height="100%"/>
    </style:style>
    <style:style style:name="T9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8" style:parent-style-name="Normal" style:list-style-name="LFO9" style:family="paragraph">
      <style:paragraph-properties fo:margin-top="0.0694in" fo:margin-bottom="0.0694in" fo:line-height="100%"/>
    </style:style>
    <style:style style:name="T9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1" style:parent-style-name="Normal" style:list-style-name="LFO9" style:family="paragraph">
      <style:paragraph-properties fo:margin-top="0.0694in" fo:margin-bottom="0.0694in" fo:line-height="100%"/>
    </style:style>
    <style:style style:name="T10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6" style:parent-style-name="Normal" style:list-style-name="LFO10" style:family="paragraph">
      <style:paragraph-properties fo:margin-top="0.0694in" fo:margin-bottom="0.0694in" fo:line-height="100%"/>
    </style:style>
    <style:style style:name="T10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9" style:parent-style-name="Normal" style:list-style-name="LFO10" style:family="paragraph">
      <style:paragraph-properties fo:margin-top="0.0694in" fo:margin-bottom="0.0694in" fo:line-height="100%"/>
    </style:style>
    <style:style style:name="T1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1" style:parent-style-name="Normal" style:list-style-name="LFO10" style:family="paragraph">
      <style:paragraph-properties fo:margin-top="0.0694in" fo:margin-bottom="0.0694in" fo:line-height="100%"/>
    </style:style>
    <style:style style:name="T1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6" style:parent-style-name="Normal" style:list-style-name="LFO11" style:family="paragraph">
      <style:paragraph-properties fo:margin-top="0.0694in" fo:margin-bottom="0.0694in" fo:line-height="100%"/>
    </style:style>
    <style:style style:name="T1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1" style:parent-style-name="Normal" style:list-style-name="LFO12" style:family="paragraph">
      <style:paragraph-properties fo:margin-top="0.0694in" fo:margin-bottom="0.0694in" fo:line-height="100%"/>
    </style:style>
    <style:style style:name="T12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3" style:parent-style-name="Normal" style:list-style-name="LFO12" style:family="paragraph">
      <style:paragraph-properties fo:margin-top="0.0694in" fo:margin-bottom="0.0694in" fo:line-height="100%"/>
    </style:style>
    <style:style style:name="T1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6" style:parent-style-name="Normal" style:list-style-name="LFO12" style:family="paragraph">
      <style:paragraph-properties fo:margin-top="0.0694in" fo:margin-bottom="0.0694in" fo:line-height="100%"/>
    </style:style>
    <style:style style:name="T12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9" style:parent-style-name="Normal" style:family="paragraph">
      <style:paragraph-properties fo:margin-top="0.0694in" fo:margin-bottom="0.0694in" fo:line-height="100%"/>
    </style:style>
    <style:style style:name="T13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1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2. Hvad, Hvorfor og Hvordan af Software Rot</text:span></text:p>
      <text:list text:style-name="LFO1" text:continue-numbering="true">
        <text:list-item>
          <text:p text:style-name="P3"><text:span text:style-name="T4">Hvad:</text:span><text:span text:style-name="T5"><text:s/>Manglende evne til kontinuerlig understøttelse af produktet.</text:span></text:p>
        </text:list-item>
        <text:list-item>
          <text:p text:style-name="P6"><text:span text:style-name="T7">Hvorfor:</text:span><text:span text:style-name="T8"><text:s/>Designet understøtter ikke (uventede) ændringer i krav.</text:span></text:p>
        </text:list-item>
        <text:list-item>
          <text:p text:style-name="P9"><text:span text:style-name="T10">Hvordan:</text:span><text:span text:style-name="T11"><text:s/>Uventede ændringer bliver improviseret ind i eksisterende kode.</text:span></text:p>
        </text:list-item>
      </text:list>
      <text:p text:style-name="P12"><text:span text:style-name="T13">3. Rigidity og Fragility</text:span></text:p>
      <text:list text:style-name="LFO2" text:continue-numbering="true">
        <text:list-item>
          <text:p text:style-name="P14"><text:span text:style-name="T15">Rigidity:</text:span></text:p>
          <text:list text:continue-numbering="true">
            <text:list-item>
              <text:p text:style-name="P16"><text:span text:style-name="T17">Symptom:</text:span><text:span text:style-name="T18"><text:s/>Simple ændringer forårsager kaskade af ændringer i relaterede komponenter.</text:span></text:p>
            </text:list-item>
            <text:list-item>
              <text:p text:style-name="P19"><text:span text:style-name="T20">Problem:</text:span><text:span text:style-name="T21"><text:s/>Ledere og programmører tør ikke lave ikke-kritiske ændringer.</text:span></text:p>
            </text:list-item>
          </text:list>
        </text:list-item>
        <text:list-item>
          <text:p text:style-name="P22"><text:span text:style-name="T23">Fragility:</text:span></text:p>
          <text:list text:continue-numbering="true">
            <text:list-item>
              <text:p text:style-name="P24"><text:span text:style-name="T25">Symptom:</text:span><text:span text:style-name="T26"><text:s/>Løsning af et problem introducerer flere problemer.</text:span></text:p>
            </text:list-item>
            <text:list-item>
              <text:p text:style-name="P27"><text:span text:style-name="T28">Problem:</text:span><text:span text:style-name="T29"><text:s/>Software bliver umuligt at vedligeholde.</text:span></text:p>
            </text:list-item>
          </text:list>
        </text:list-item>
      </text:list>
      <text:p text:style-name="P30"><text:span text:style-name="T31">4. Immobility og Viscosity</text:span></text:p>
      <text:list text:style-name="LFO3" text:continue-numbering="true">
        <text:list-item>
          <text:p text:style-name="P32"><text:span text:style-name="T33">Immobility:</text:span></text:p>
          <text:list text:continue-numbering="true">
            <text:list-item>
              <text:p text:style-name="P34"><text:span text:style-name="T35">Symptom:</text:span><text:span text:style-name="T36"><text:s/>En komponent kan genbruges et andet sted, men afhænger af for meget bagage.</text:span></text:p>
            </text:list-item>
            <text:list-item>
              <text:p text:style-name="P37"><text:span text:style-name="T38">Problem:</text:span><text:span text:style-name="T39"><text:s/>Softwarekomponenter genbruges ikke, men omskrives.</text:span></text:p>
            </text:list-item>
          </text:list>
        </text:list-item>
        <text:list-item>
          <text:p text:style-name="P40"><text:span text:style-name="T41">Viscosity:</text:span></text:p>
          <text:list text:continue-numbering="true">
            <text:list-item>
              <text:p text:style-name="P42"><text:span text:style-name="T43">Symptom:</text:span><text:span text:style-name="T44"><text:s/>Det er lettere at løse et problem ved at lave en hurtig løsning end ved at bevare designet.</text:span></text:p>
            </text:list-item>
            <text:list-item>
              <text:p text:style-name="P45"><text:span text:style-name="T46">Problem:</text:span><text:span text:style-name="T47"><text:s/>Softwaren degenererer på grund af for mange hurtige løsninger.</text:span></text:p>
            </text:list-item>
          </text:list>
        </text:list-item>
      </text:list>
      <text:p text:style-name="P48"><text:span text:style-name="T49">5. Unødvendig Kompleksitet og Gentagelser</text:span></text:p>
      <text:list text:style-name="LFO4" text:continue-numbering="true">
        <text:list-item>
          <text:p text:style-name="P50"><text:span text:style-name="T51">Unødvendig Kompleksitet (YAGNI):</text:span></text:p>
          <text:list text:continue-numbering="true">
            <text:list-item>
              <text:p text:style-name="P52">Problemer med overengineering til fremtidige ændringer.</text:p>
            </text:list-item>
          </text:list>
        </text:list-item>
        <text:list-item>
          <text:p text:style-name="P53"><text:span text:style-name="T54">Unødvendige Gentagelser (DRY):</text:span></text:p>
          <text:list text:continue-numbering="true">
            <text:list-item>
              <text:p text:style-name="P55">Ændringer implementeret ved copy-paste i stedet for korrekt abstraktion.</text:p>
            </text:list-item>
          </text:list>
        </text:list-item>
      </text:list>
      <text:p text:style-name="P56"><text:span text:style-name="T57">6. Opacitet</text:span></text:p>
      <text:list text:style-name="LFO5" text:continue-numbering="true">
        <text:list-item>
          <text:p text:style-name="P58"><text:span text:style-name="T59">Problem:</text:span><text:span text:style-name="T60"><text:s/>Koden bliver sværere at forstå over tid uden ordentlig refaktorering.</text:span></text:p>
        </text:list-item>
      </text:list>
      <text:p text:style-name="P61"><text:span text:style-name="T62">7. Bottom Line</text:span></text:p>
      <text:list text:style-name="LFO6" text:continue-numbering="true">
        <text:list-item>
          <text:p text:style-name="P63">Behovet for at identificere og rette design lugte for at forbedre software vedligeholdelse og pålidelighed.</text:p>
        </text:list-item>
      </text:list>
      <text:p text:style-name="P64"/>
      <text:p text:style-name="P65"><text:span text:style-name="T66">Noter til "SOLID - SO"</text:span></text:p>
      <text:p text:style-name="P67"><text:span text:style-name="T68">1. Introduktion til SOLID Principper</text:span></text:p>
      <text:soft-page-break/>
      <text:list text:style-name="LFO7" text:continue-numbering="true">
        <text:list-item>
          <text:p text:style-name="P69">Forelæser: Henrik Bitsch Kirk, Aarhus Universitet</text:p>
        </text:list-item>
        <text:list-item>
          <text:p text:style-name="P70">Institution: Institut for Elektroteknologi og Computerteknik</text:p>
        </text:list-item>
      </text:list>
      <text:p text:style-name="P71"><text:span text:style-name="T72">2. SOLID Akronym</text:span></text:p>
      <text:list text:style-name="LFO8" text:continue-numbering="true">
        <text:list-item>
          <text:p text:style-name="P73"><text:span text:style-name="T74">S:</text:span><text:span text:style-name="T75"><text:s/>Single Responsibility Principle (SRP)</text:span></text:p>
        </text:list-item>
        <text:list-item>
          <text:p text:style-name="P76"><text:span text:style-name="T77">O:</text:span><text:span text:style-name="T78"><text:s/>Open Closed Principle (OCP)</text:span></text:p>
        </text:list-item>
        <text:list-item>
          <text:p text:style-name="P79"><text:span text:style-name="T80">L:</text:span><text:span text:style-name="T81"><text:s/>Liskov’s Substitution Principle (LSP)</text:span></text:p>
        </text:list-item>
        <text:list-item>
          <text:p text:style-name="P82"><text:span text:style-name="T83">I:</text:span><text:span text:style-name="T84"><text:s/>Interface Segregation Principle (ISP)</text:span></text:p>
        </text:list-item>
        <text:list-item>
          <text:p text:style-name="P85"><text:span text:style-name="T86">D:</text:span><text:span text:style-name="T87"><text:s/>Dependency Inversion Principle (DIP)</text:span></text:p>
        </text:list-item>
      </text:list>
      <text:p text:style-name="P88"><text:span text:style-name="T89">3. Single Responsibility Principle (SRP)</text:span></text:p>
      <text:list text:style-name="LFO9" text:continue-numbering="true">
        <text:list-item>
          <text:p text:style-name="P90"><text:span text:style-name="T91">Definition:</text:span><text:span text:style-name="T92"><text:s/>En klasse skal kun have én grund til at ændre sig.</text:span></text:p>
        </text:list-item>
        <text:list-item>
          <text:p text:style-name="P93"><text:span text:style-name="T94">Problemer ved at bryde SRP:</text:span><text:span text:style-name="T95"><text:s/>Vanskelig testning, vedligeholdelse og ændring af design.</text:span></text:p>
        </text:list-item>
        <text:list-item>
          <text:p text:style-name="P96"><text:span text:style-name="T97">Eksempler:</text:span></text:p>
          <text:list text:continue-numbering="true">
            <text:list-item>
              <text:p text:style-name="P98"><text:span text:style-name="T99">IModem Problem:</text:span><text:span text:style-name="T100"><text:s/>At kombinere flere ansvarsområder i én grænseflade.</text:span></text:p>
            </text:list-item>
            <text:list-item>
              <text:p text:style-name="P101"><text:span text:style-name="T102">Person Klasse:</text:span><text:span text:style-name="T103"><text:s/>Forkert håndtering af flere formateringsansvar i én klasse.</text:span></text:p>
            </text:list-item>
          </text:list>
        </text:list-item>
      </text:list>
      <text:p text:style-name="P104"><text:span text:style-name="T105">4. Open Closed Principle (OCP)</text:span></text:p>
      <text:list text:style-name="LFO10" text:continue-numbering="true">
        <text:list-item>
          <text:p text:style-name="P106"><text:span text:style-name="T107">Definition:</text:span><text:span text:style-name="T108"><text:s/>Software entiteter skal være åbne for udvidelse, men lukkede for modifikation.</text:span></text:p>
        </text:list-item>
        <text:list-item>
          <text:p text:style-name="P109"><text:span text:style-name="T110">Eksempel:</text:span></text:p>
          <text:list text:continue-numbering="true">
            <text:list-item>
              <text:p text:style-name="P111"><text:span text:style-name="T112">Editor Klasse:</text:span><text:span text:style-name="T113"><text:s/>Problemer med at ændre lagringstype uden at ændre koden.</text:span></text:p>
            </text:list-item>
          </text:list>
        </text:list-item>
      </text:list>
      <text:p text:style-name="P114"><text:span text:style-name="T115">5. Implementering af OCP</text:span></text:p>
      <text:list text:style-name="LFO11" text:continue-numbering="true">
        <text:list-item>
          <text:p text:style-name="P116"><text:span text:style-name="T117">Løsning:</text:span><text:span text:style-name="T118"><text:s/>Anvendelse af grænseflader til at abstrahere lagring, hvilket gør det muligt at udvide uden at ændre eksisterende kode.</text:span></text:p>
        </text:list-item>
      </text:list>
      <text:p text:style-name="P119"><text:span text:style-name="T120">6. Recap</text:span></text:p>
      <text:list text:style-name="LFO12" text:continue-numbering="true">
        <text:list-item>
          <text:p text:style-name="P121"><text:span text:style-name="T122">SOLID Principper:</text:span></text:p>
          <text:list text:continue-numbering="true">
            <text:list-item>
              <text:p text:style-name="P123"><text:span text:style-name="T124">SRP:</text:span><text:span text:style-name="T125"><text:s/>En klasse skal have én grund til at ændre sig.</text:span></text:p>
            </text:list-item>
            <text:list-item>
              <text:p text:style-name="P126"><text:span text:style-name="T127">OCP:</text:span><text:span text:style-name="T128"><text:s/>En klasse skal være åben for udvidelse, men lukket for modifikation.</text:span></text:p>
            </text:list-item>
          </text:list>
        </text:list-item>
      </text:list>
      <text:p text:style-name="P129"><text:span text:style-name="T130">Spørgsmål?</text:span></text:p>
      <text:list text:style-name="LFO13" text:continue-numbering="true">
        <text:list-item>
          <text:p text:style-name="P131">Afsluttende diskussion og spørgsmål.</text:p>
        </text:list-item>
      </text:list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00:00Z</meta:creation-date>
    <dc:date>2024-06-02T01:02:00Z</dc:date>
    <meta:template xlink:href="Normal" xlink:type="simple"/>
    <meta:editing-cycles>1</meta:editing-cycles>
    <meta:editing-duration>PT120S</meta:editing-duration>
    <meta:document-statistic meta:page-count="2" meta:paragraph-count="5" meta:word-count="375" meta:character-count="2660" meta:row-count="19" meta:non-whitespace-character-count="2290"/>
  </office:meta>
</office:document-meta>
</file>